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aco" svg:font-family="Monaco" style:font-family-generic="modern" style:font-pitch="fixed"/>
    <style:font-face style:name="Helvetica" svg:font-family="Helvetic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Helvetica1" svg:font-family="Helvetica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Monaco" fo:font-size="10pt" style:font-name-asian="Monaco" style:font-size-asian="10pt" style:font-name-complex="Monaco" style:font-size-complex="10pt"/>
    </style:style>
    <style:style style:name="P2" style:family="paragraph" style:parent-style-name="Standard">
      <style:paragraph-properties style:text-autospace="none"/>
      <style:text-properties fo:color="#000000" style:font-name="Monaco" fo:font-size="10pt" style:font-name-asian="Monaco" style:font-size-asian="10pt" style:font-name-complex="Monaco" style:font-size-complex="10pt"/>
    </style:style>
    <style:style style:name="P3" style:family="paragraph" style:parent-style-name="Standard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Monaco" fo:font-size="10pt" style:font-name-asian="Monaco" style:font-size-asian="10pt" style:font-name-complex="Monaco" style:font-size-complex="10pt"/>
    </style:style>
    <style:style style:name="P4" style:family="paragraph" style:parent-style-name="Standard">
      <style:text-properties fo:color="#000000" style:font-name="Helvetica" fo:font-size="12pt" style:font-size-asian="12pt" style:font-name-complex="Helvetica1"/>
    </style:style>
    <style:style style:name="P5" style:family="paragraph" style:parent-style-name="Standard">
      <style:paragraph-properties style:text-autospace="none"/>
      <style:text-properties fo:color="#000000" style:font-name="Monaco" fo:font-size="10pt" style:font-name-asian="Monaco" style:font-size-asian="10pt" style:font-name-complex="Monaco" style:font-size-complex="10pt"/>
    </style:style>
    <style:style style:name="P6" style:family="paragraph" style:parent-style-name="Standard">
      <style:paragraph-properties style:text-autospace="none"/>
      <style:text-properties fo:color="#000000" style:font-name="Monaco" fo:font-size="10pt" style:font-name-asian="Monaco" style:font-size-asian="10pt" style:font-name-complex="Monaco" style:font-size-complex="10pt"/>
    </style:style>
    <style:style style:name="P7" style:family="paragraph" style:parent-style-name="Standard" style:list-style-name="">
      <style:paragraph-properties style:text-autospace="none"/>
      <style:text-properties fo:color="#000000" style:font-name="Monaco" fo:font-size="10pt" style:font-name-asian="Monaco" style:font-size-asian="10pt" style:font-name-complex="Monaco" style:font-size-complex="10pt"/>
    </style:style>
    <style:style style:name="T1" style:family="text">
      <style:text-properties fo:color="#f2f2f2" style:font-name="Monaco" style:font-name-asian="Monaco" style:font-name-complex="Monaco"/>
    </style:style>
    <style:style style:name="T2" style:family="text">
      <style:text-properties style:font-name="Monaco" style:font-name-asian="Monaco" style:font-name-complex="Monaco"/>
    </style:style>
    <style:style style:name="T3" style:family="text">
      <style:text-properties fo:color="#000000" style:font-name="Monaco" style:font-name-asian="Monaco" style:font-name-complex="Monaco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test1</text:p>
      <text:p text:style-name="P1">La a vale: 28.7075</text:p>
      <text:p text:style-name="P3">La b vale: -0.000462965</text:p>
      <text:p text:style-name="P3">La sigma vale: 0.0163116</text:p>
      <text:p text:style-name="P3">La sigma di b vale 3.39535e-05</text:p>
      <text:p text:style-name="P2">La sigma di a vale 0.0141415</text:p>
      <text:p text:style-name="P2"/>
      <text:p text:style-name="P2">test 2</text:p>
      <text:p text:style-name="P2">La a vale: 27.9623</text:p>
      <text:p text:style-name="P3">La b vale: -0.00103333</text:p>
      <text:p text:style-name="P3">La sigma vale: 0.0158667</text:p>
      <text:p text:style-name="P3">La sigma di b vale 7.36951e-05</text:p>
      <text:p text:style-name="P2">La sigma di a vale 0.0170965</text:p>
      <text:p text:style-name="P2">test3</text:p>
      <text:p text:style-name="P2">La a vale: 30.0474</text:p>
      <text:p text:style-name="P3">La b vale: -0.00147465</text:p>
      <text:p text:style-name="P3">La sigma vale: 0.0233889</text:p>
      <text:p text:style-name="P3">La sigma di b vale 0.000109974</text:p>
      <text:p text:style-name="P2">La sigma di a vale 0.0279416</text:p>
      <text:p text:style-name="P2"/>
      <text:p text:style-name="P2">test4</text:p>
      <text:p text:style-name="P2">La a vale: 28.963</text:p>
      <text:p text:style-name="P3">La b vale: -0.0015752</text:p>
      <text:p text:style-name="P3">La sigma vale: 0.019685</text:p>
      <text:p text:style-name="P3">La sigma di b vale 0.000139759</text:p>
      <text:p text:style-name="P2">La sigma di a vale 0.0213113</text:p>
      <text:p text:style-name="P2"/>
      <text:p text:style-name="P2">Cx:::</text:p>
      <text:p text:style-name="P2"/>
      <text:p text:style-name="P2">test 1) <text:span text:style-name="T2">0.196065 pm 0.0081028</text:span></text:p>
      <text:p text:style-name="P2">test 2) <text:span text:style-name="T2">0.0922982 pm 0.0041609</text:span></text:p>
      <text:p text:style-name="P2">Test 3) <text:span text:style-name="T2">0.120956 pm 0.0047847</text:span></text:p>
      <text:p text:style-name="P2">test 4) <text:span text:style-name="T2">0.124326 pm 0.00556601</text:span></text:p>
      <text:p text:style-name="P2"><text:span text:style-name="T2"/></text:p>
      <text:p text:style-name="P2"><text:span text:style-name="T2"/></text:p>
      <text:p text:style-name="P2"><text:span text:style-name="T2">Cx mediatopesato</text:span></text:p>
      <text:p text:style-name="P2"><text:span text:style-name="T2"/></text:p>
      <text:p text:style-name="P2"><text:s/>Media pesata: 0.124927</text:p>
      <text:p text:style-name="P7"><text:s/>Error media pesata: 0.0364564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aco" svg:font-family="Monaco" style:font-family-generic="modern" style:font-pitch="fixed"/>
    <style:font-face style:name="Helvetica" svg:font-family="Helvetic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Helvetica1" svg:font-family="Helvetic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imone Frau</meta:initial-creator>
    <meta:creation-date>2014-05-10T14:26:41</meta:creation-date>
    <dc:date>2014-05-12T15:50:48</dc:date>
    <dc:creator>Simone Frau</dc:creator>
    <meta:editing-duration>PT11M54S</meta:editing-duration>
    <meta:editing-cycles>2</meta:editing-cycles>
    <meta:generator>OpenOffice/4.1.0$Unix OpenOffice.org_project/410m18$Build-9764</meta:generator>
    <meta:document-statistic meta:table-count="0" meta:image-count="0" meta:object-count="0" meta:page-count="1" meta:paragraph-count="32" meta:word-count="131" meta:character-count="699"/>
  </office:meta>
</office:document-meta>
</file>